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6.006cm"/>
    </style:style>
    <style:style style:name="Tabela1.B" style:family="table-column">
      <style:table-column-properties style:column-width="11.00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c40dd" officeooo:paragraph-rsid="000c40dd"/>
    </style:style>
    <style:style style:name="P2" style:family="paragraph" style:parent-style-name="Standard">
      <style:text-properties officeooo:rsid="000ce394" officeooo:paragraph-rsid="000ce394"/>
    </style:style>
    <style:style style:name="P3" style:family="paragraph" style:parent-style-name="Standard">
      <style:text-properties officeooo:rsid="00180d1b" officeooo:paragraph-rsid="00180d1b"/>
    </style:style>
    <style:style style:name="P4" style:family="paragraph" style:parent-style-name="Standard">
      <style:text-properties officeooo:rsid="00180d1b" officeooo:paragraph-rsid="0019b204"/>
    </style:style>
    <style:style style:name="P5" style:family="paragraph" style:parent-style-name="Standard">
      <style:text-properties officeooo:rsid="0019b204" officeooo:paragraph-rsid="0019b204"/>
    </style:style>
    <style:style style:name="P6" style:family="paragraph" style:parent-style-name="Standard">
      <style:text-properties officeooo:rsid="002c8db0" officeooo:paragraph-rsid="002c8db0"/>
    </style:style>
    <style:style style:name="P7" style:family="paragraph" style:parent-style-name="Standard">
      <style:text-properties officeooo:rsid="00302dd8" officeooo:paragraph-rsid="00302dd8"/>
    </style:style>
    <style:style style:name="P8" style:family="paragraph" style:parent-style-name="Standard">
      <style:text-properties officeooo:rsid="0031877f" officeooo:paragraph-rsid="0031877f"/>
    </style:style>
    <style:style style:name="P9" style:family="paragraph" style:parent-style-name="Standard">
      <style:text-properties officeooo:rsid="003266ab" officeooo:paragraph-rsid="003266ab"/>
    </style:style>
    <style:style style:name="P10" style:family="paragraph" style:parent-style-name="Standard">
      <style:text-properties officeooo:rsid="00342ed8" officeooo:paragraph-rsid="00342ed8"/>
    </style:style>
    <style:style style:name="P11" style:family="paragraph" style:parent-style-name="Standard">
      <style:text-properties officeooo:rsid="00342ed8" officeooo:paragraph-rsid="00349427"/>
    </style:style>
    <style:style style:name="P12" style:family="paragraph" style:parent-style-name="Standard">
      <style:text-properties officeooo:rsid="00349427" officeooo:paragraph-rsid="00349427"/>
    </style:style>
    <style:style style:name="P13" style:family="paragraph" style:parent-style-name="Standard">
      <style:text-properties officeooo:rsid="00354b07" officeooo:paragraph-rsid="00354b07"/>
    </style:style>
    <style:style style:name="P14" style:family="paragraph" style:parent-style-name="Standard">
      <style:text-properties officeooo:rsid="00369f3e" officeooo:paragraph-rsid="00369f3e"/>
    </style:style>
    <style:style style:name="P15" style:family="paragraph" style:parent-style-name="Standard">
      <style:text-properties officeooo:rsid="0038c04b" officeooo:paragraph-rsid="0038c04b"/>
    </style:style>
    <style:style style:name="P16" style:family="paragraph" style:parent-style-name="Table_20_Contents">
      <style:paragraph-properties fo:text-align="center" style:justify-single-word="false"/>
      <style:text-properties officeooo:rsid="00354b07" officeooo:paragraph-rsid="00354b07"/>
    </style:style>
    <style:style style:name="P17" style:family="paragraph" style:parent-style-name="Standard">
      <style:text-properties officeooo:rsid="000ce394" officeooo:paragraph-rsid="000ce394"/>
    </style:style>
    <style:style style:name="P18" style:family="paragraph" style:parent-style-name="Standard" style:list-style-name="L1">
      <style:text-properties officeooo:rsid="000ce394" officeooo:paragraph-rsid="0026aa59"/>
    </style:style>
    <style:style style:name="P19" style:family="paragraph" style:parent-style-name="Standard" style:list-style-name="L1">
      <style:text-properties officeooo:rsid="000ce394" officeooo:paragraph-rsid="000ce394"/>
    </style:style>
    <style:style style:name="P20" style:family="paragraph" style:parent-style-name="Standard" style:list-style-name="L1">
      <style:text-properties officeooo:rsid="000c40dd" officeooo:paragraph-rsid="000c40dd"/>
    </style:style>
    <style:style style:name="P21" style:family="paragraph" style:parent-style-name="Standard" style:list-style-name="L1">
      <style:text-properties officeooo:rsid="00280d04" officeooo:paragraph-rsid="00280d04"/>
    </style:style>
    <style:style style:name="P22" style:family="paragraph" style:parent-style-name="Standard">
      <style:text-properties officeooo:rsid="0019b204" officeooo:paragraph-rsid="00180d1b"/>
    </style:style>
    <style:style style:name="P23" style:family="paragraph" style:parent-style-name="Standard">
      <style:text-properties officeooo:rsid="0038c04b" officeooo:paragraph-rsid="0038c04b"/>
    </style:style>
    <style:style style:name="P24" style:family="paragraph" style:parent-style-name="Standard">
      <style:text-properties officeooo:rsid="003e14ef" officeooo:paragraph-rsid="003e14ef"/>
    </style:style>
    <style:style style:name="P25" style:family="paragraph" style:parent-style-name="Standard">
      <style:text-properties officeooo:rsid="004008d0" officeooo:paragraph-rsid="004008d0"/>
    </style:style>
    <style:style style:name="P26" style:family="paragraph" style:parent-style-name="Standard">
      <style:text-properties officeooo:rsid="0040f242" officeooo:paragraph-rsid="0040f242"/>
    </style:style>
    <style:style style:name="P27" style:family="paragraph" style:parent-style-name="Standard">
      <style:text-properties officeooo:rsid="00414d1c" officeooo:paragraph-rsid="00414d1c"/>
    </style:style>
    <style:style style:name="P28" style:family="paragraph" style:parent-style-name="Standard">
      <style:text-properties officeooo:rsid="00433c0c" officeooo:paragraph-rsid="00433c0c"/>
    </style:style>
    <style:style style:name="P29" style:family="paragraph" style:parent-style-name="Standard">
      <style:text-properties officeooo:rsid="00446959" officeooo:paragraph-rsid="00446959"/>
    </style:style>
    <style:style style:name="T1" style:family="text">
      <style:text-properties officeooo:rsid="000ce394"/>
    </style:style>
    <style:style style:name="T2" style:family="text">
      <style:text-properties officeooo:rsid="000e17b4"/>
    </style:style>
    <style:style style:name="T3" style:family="text">
      <style:text-properties officeooo:rsid="00165371"/>
    </style:style>
    <style:style style:name="T4" style:family="text">
      <style:text-properties officeooo:rsid="00180d1b"/>
    </style:style>
    <style:style style:name="T5" style:family="text">
      <style:text-properties officeooo:rsid="0019b204"/>
    </style:style>
    <style:style style:name="T6" style:family="text">
      <style:text-properties officeooo:rsid="0019b9f4"/>
    </style:style>
    <style:style style:name="T7" style:family="text">
      <style:text-properties officeooo:rsid="001b8023"/>
    </style:style>
    <style:style style:name="T8" style:family="text">
      <style:text-properties officeooo:rsid="001ce91a"/>
    </style:style>
    <style:style style:name="T9" style:family="text">
      <style:text-properties officeooo:rsid="001eb6a2"/>
    </style:style>
    <style:style style:name="T10" style:family="text">
      <style:text-properties officeooo:rsid="001f4be8"/>
    </style:style>
    <style:style style:name="T11" style:family="text">
      <style:text-properties officeooo:rsid="0026aa59"/>
    </style:style>
    <style:style style:name="T12" style:family="text">
      <style:text-properties officeooo:rsid="0028d9d3"/>
    </style:style>
    <style:style style:name="T13" style:family="text">
      <style:text-properties officeooo:rsid="002c2097"/>
    </style:style>
    <style:style style:name="T14" style:family="text">
      <style:text-properties officeooo:rsid="00302dd8"/>
    </style:style>
    <style:style style:name="T15" style:family="text">
      <style:text-properties officeooo:rsid="003266ab"/>
    </style:style>
    <style:style style:name="T16" style:family="text">
      <style:text-properties officeooo:rsid="00349427"/>
    </style:style>
    <style:style style:name="T17" style:family="text">
      <style:text-properties officeooo:rsid="00376f7e"/>
    </style:style>
    <style:style style:name="T18" style:family="text">
      <style:text-properties officeooo:rsid="0038c04b"/>
    </style:style>
    <style:style style:name="T19" style:family="text">
      <style:text-properties officeooo:rsid="00398429"/>
    </style:style>
    <style:style style:name="T20" style:family="text">
      <style:text-properties officeooo:rsid="004008d0"/>
    </style:style>
    <style:style style:name="T21" style:family="text">
      <style:text-properties officeooo:rsid="0040f242"/>
    </style:style>
    <style:style style:name="T22" style:family="text">
      <style:text-properties officeooo:rsid="00433c0c"/>
    </style:style>
    <style:style style:name="T23" style:family="text">
      <style:text-properties officeooo:rsid="00444c7a"/>
    </style:style>
    <style:style style:name="T24" style:family="text">
      <style:text-properties officeooo:rsid="004555a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X = (C – (B / A)) – ((7 / B) * A)</text:p>
      <text:p text:style-name="P2"><text:tab/>PILHA</text:p>
      <text:p text:style-name="P1"><text:tab/></text:p>
      <text:list xml:id="list4165731574" text:style-name="L1">
        <text:list-header>
          <text:p text:style-name="P18">Push B; <text:tab/><text:span text:style-name="T9">topo ← B</text:span></text:p>
          <text:p text:style-name="P18">Push 7; <text:tab/><text:span text:style-name="T9">topo ← 7</text:span></text:p>
          <text:p text:style-name="P18">Div; <text:tab/><text:tab/><text:span text:style-name="T9">topo ← topo / (topo-1) = 7/B</text:span></text:p>
          <text:p text:style-name="P18">Push A;<text:tab/><text:span text:style-name="T9">topo ← A</text:span></text:p>
          <text:p text:style-name="P18">Mult<text:tab/><text:tab/><text:span text:style-name="T9">topo ← topo * (topo-1) = 7/B * A</text:span></text:p>
          <text:p text:style-name="P20"><text:span text:style-name="T1">P</text:span>ush A; <text:tab/><text:span text:style-name="T8">topo ← A</text:span></text:p>
          <text:p text:style-name="P20"><text:span text:style-name="T1">P</text:span>ush B; <text:tab/><text:span text:style-name="T8">topo ← B</text:span></text:p>
          <text:p text:style-name="P20"><text:span text:style-name="T1">D</text:span>iv; <text:tab/><text:tab/><text:span text:style-name="T8">topo ← topo / (topo-1) = B/A</text:span></text:p>
          <text:p text:style-name="P20"><text:span text:style-name="T1">P</text:span>ush C; <text:tab/><text:span text:style-name="T8">topo ← C</text:span></text:p>
        </text:list-header>
      </text:list>
      <text:p text:style-name="P2"><text:tab/><text:span text:style-name="T11">sub; <text:tab/><text:tab/>topo ← topo – (topo-1) = C – (B / A)</text:span></text:p>
      <text:list xml:id="list153531333574600" text:continue-numbering="true" text:style-name="L1">
        <text:list-header>
          <text:p text:style-name="P21">sub;<text:tab/><text:tab/>topo ← topo – (topo-1) <text:span text:style-name="T12">= (C – (B / A)) – ((7 / B) * A)</text:span></text:p>
          <text:p text:style-name="P19">Pop X<text:tab/><text:tab/><text:span text:style-name="T10">X ← topo</text:span></text:p>
          <text:p text:style-name="P19"/>
          <text:p text:style-name="P19">ACUMULADOR</text:p>
        </text:list-header>
      </text:list>
      <text:p text:style-name="P2"><text:tab/></text:p>
      <text:p text:style-name="P2"><text:tab/><text:span text:style-name="T2">Movemw 7<text:tab/>w ← 7</text:span></text:p>
      <text:p text:style-name="P2"><text:tab/><text:span text:style-name="T2">Div B<text:tab/><text:tab/>w ← w / b = 7 / B</text:span></text:p>
      <text:p text:style-name="P2"><text:tab/><text:span text:style-name="T2">Mult A<text:tab/><text:tab/>w ← w * A</text:span></text:p>
      <text:p text:style-name="P2"><text:tab/><text:span text:style-name="T2">Movewm X<text:tab/>op ← w</text:span></text:p>
      <text:list xml:id="list153532130921032" text:continue-numbering="true" text:style-name="L1">
        <text:list-header>
          <text:p text:style-name="P19">Movemw B<text:tab/><text:span text:style-name="T13">w ← B</text:span></text:p>
        </text:list-header>
      </text:list>
      <text:p text:style-name="P2"><text:tab/>Div A<text:tab/><text:tab/><text:span text:style-name="T13">w ← w / A = B / A</text:span></text:p>
      <text:p text:style-name="P2"><text:tab/><text:span text:style-name="T2">Sub X<text:tab/><text:tab/>w ← w – X = (B / A) – ((7 / B) * A)</text:span></text:p>
      <text:p text:style-name="P2"><text:tab/><text:span text:style-name="T2">Movewm X<text:tab/>op ← w</text:span></text:p>
      <text:p text:style-name="P2"><text:tab/><text:span text:style-name="T2">Movemw C<text:tab/>w ← C</text:span></text:p>
      <text:p text:style-name="P2"><text:tab/><text:span text:style-name="T2">Sub X<text:tab/><text:tab/>w ← w – X = C – X = C – (B/A) – ((7/B) * A)</text:span></text:p>
      <text:p text:style-name="P2"><text:tab/><text:span text:style-name="T2">Movewm X<text:tab/>op ← w</text:span></text:p>
      <text:p text:style-name="P2"/>
      <text:p text:style-name="P2"><text:tab/><text:span text:style-name="T3">REGISTRADOR-REGISTRADOR</text:span></text:p>
      <text:p text:style-name="P2"/>
      <text:p text:style-name="P2"><text:tab/><text:span text:style-name="T3">Load B<text:tab/>r1 ← B</text:span></text:p>
      <text:p text:style-name="P2"><text:tab/><text:span text:style-name="T3">Load A<text:tab/>r2 ← A</text:span></text:p>
      <text:p text:style-name="P2"><text:tab/><text:span text:style-name="T4">Load X<text:tab/>r3 ← X</text:span></text:p>
      <text:p text:style-name="P2"><text:tab/><text:span text:style-name="T3">Div X, B, A<text:tab/>r3 ← r1 / r2</text:span></text:p>
      <text:p text:style-name="P2"><text:tab/><text:span text:style-name="T3">Load C<text:tab/>r4 ← C</text:span></text:p>
      <text:p text:style-name="P2"><text:tab/><text:span text:style-name="T3">Sub X, C, X<text:tab/>r3 ← r4 - r3</text:span></text:p>
      <text:p text:style-name="P2"><text:tab/><text:span text:style-name="T3">Load 7<text:tab/><text:tab/>r4 ← 7</text:span></text:p>
      <text:p text:style-name="P2"><text:tab/><text:span text:style-name="T4">Div B, 7, B<text:tab/>r1 ← r4 / r1</text:span></text:p>
      <text:p text:style-name="P2"><text:tab/><text:span text:style-name="T4">Mult B, B, A<text:tab/>r1 ← r1 / r2</text:span></text:p>
      <text:p text:style-name="P2"><text:tab/><text:span text:style-name="T4">Sub X, X, B<text:tab/>r3 ← r3 - r1</text:span></text:p>
      <text:p text:style-name="P2"><text:tab/><text:span text:style-name="T4">Store X<text:tab/>m ← r3</text:span></text:p>
      <text:p text:style-name="P2"/>
      <text:p text:style-name="P4">2. <text:span text:style-name="T5">TIPOS DE ENDEREÇAMENTO</text:span></text:p>
      <text:p text:style-name="P3"/>
      <text:p text:style-name="P22">Modo imediato: O dado que será manipulado é indicado no campo operando da instrução, <text:s/>normalmente utilizado na inicialização de variáveis, operações com constantes ou desvios, tem a vantagem de ter menos acessos a memória e a desvatagem de seu valor máximo ser limitado pelo tamanho do campo operando.</text:p>
      <text:p text:style-name="P5"><text:span text:style-name="T7">Exemplo: </text:span>Addi <text:span text:style-name="T6">$s0, $zero, 0 #inicialização de variável</text:span></text:p>
      <text:p text:style-name="P5"/>
      <text:p text:style-name="P6"><text:soft-page-break/>Modo direto: <text:span text:style-name="T14">O valor do operando indica onde está o dado a ser manipulado</text:span></text:p>
      <text:p text:style-name="P7">Exemplo: L<text:span text:style-name="T15">w</text:span> $s0, $a0</text:p>
      <text:p text:style-name="P5"/>
      <text:p text:style-name="P8">Modo indireto: O valor do operando indica onde está o endereço para o dado a ser manipulado, ao contrário do direto não mostra o dado e sim onde ele está</text:p>
      <text:p text:style-name="P8">Exemplo: La <text:span text:style-name="T15">$s0, vetor</text:span></text:p>
      <text:p text:style-name="P8"/>
      <text:p text:style-name="P10">Modo direto por registrador: O valor do operando representa o número do registrador onde o dado se encontra</text:p>
      <text:p text:style-name="P10">Exemplo: Add $s0, $s1, $s2</text:p>
      <text:p text:style-name="P10"/>
      <text:p text:style-name="P11">Modo indireto por registrador: <text:span text:style-name="T16">O valor do operando representa o endereço onde o dado está. Pode ser feito de várias maneiras: Indireto, base+deslocamento.</text:span></text:p>
      <text:p text:style-name="P12">Exemplo: li $v0, 4</text:p>
      <text:p text:style-name="P11"/>
      <text:p text:style-name="P9"/>
      <text:p text:style-name="P9">FORMATO DE INSTRUÇÃO</text:p>
      <text:p text:style-name="P9"/>
      <text:p text:style-name="P13">Os elementos essenciais são os campos de código da instrução (opcode) e o endereço dos operandos.</text:p>
      <text:p text:style-name="P13"/>
      <text:p text:style-name="P13">Exemplo: </text:p>
      <text:p text:style-name="P13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6">opcode</text:p>
          </table:table-cell>
          <table:table-cell table:style-name="Tabela1.B1" office:value-type="string">
            <text:p text:style-name="P16">endereço</text:p>
          </table:table-cell>
        </table:table-row>
      </table:table>
      <text:p text:style-name="P13"/>
      <text:p text:style-name="P13">CLASSES DE INSTRUÇÃO</text:p>
      <text:p text:style-name="P13"/>
      <text:p text:style-name="P13">Instruções para arquiteturas do tipo pilha, arquitetura de acumulador, arquitetura registrador-registrador, arquitetura registrador-memoria.</text:p>
      <text:p text:style-name="P13"/>
      <text:p text:style-name="P14">3. Combinacional = a, b, <text:span text:style-name="T17">e</text:span></text:p>
      <text:p text:style-name="P14">Sequêncial = <text:span text:style-name="T18">c</text:span></text:p>
      <text:p text:style-name="P15">Combinacional e sequêncial = <text:span text:style-name="T19">d,</text:span> f</text:p>
      <text:p text:style-name="P15"/>
      <text:p text:style-name="P24">6. 1 – Acesso a memória:</text:p>
      <text:p text:style-name="P24"><text:tab/><text:span text:style-name="T20">Onde a instrução e acessada na memória de instrução para ser decoficada e interpretada pelo bloco de controle, onde ele irá enviar os sinais necessários para execução da instrução.</text:span></text:p>
      <text:p text:style-name="P24"/>
      <text:p text:style-name="P25">2 – Decodificação:</text:p>
      <text:p text:style-name="P25"><text:tab/>É o momento em que a instrução e interpretada pelo bloco de controle para ser executada, o bloco de controle enviará sinais indicando o que deve ser feito em cada um dos componentes do circuito para execução da instrução.</text:p>
      <text:p text:style-name="P25"/>
      <text:p text:style-name="P25">3 – Execução:</text:p>
      <text:p text:style-name="P25"><text:tab/>Este é o momento onde de fato os componentes irão realizar as ações necessárias para executar a instrução, como somas, operações de load entre outras.</text:p>
      <text:p text:style-name="P25"/>
      <text:p text:style-name="P25">7. <text:span text:style-name="T21">a) O primeiro Mux irá dizer se o que estamos lendo é uma instrução ou um estamos querendo ler ou armazenar um dado na memória.</text:span></text:p>
      <text:p text:style-name="P26">O segundo Mux irá identificar se a operação é do tipo I ou do tipo R para receber o número do registrador que receberá escrita na instrução.</text:p>
      <text:p text:style-name="P26"><text:soft-page-break/>O terceiro Mux irá identificar se o dado que está indo pro bloco de registradores vem de um acesso a memória ou do resultado da ULA.</text:p>
      <text:p text:style-name="P27">O quarto Mux irá decidir qual operação a ULA irá realizar, <text:span text:style-name="T22">se é um deslocamento no endereço de memória</text:span> <text:span text:style-name="T22">ou o dado do registrador ou um dado imediato para a ULA realizar uma operação</text:span>.</text:p>
      <text:p text:style-name="P27">O quinto Mux irá enviar um endereço para a ULA realizar o deslocamento para o PC ou receberá o dado do registrador para enviar para a ULA.</text:p>
      <text:p text:style-name="P28">O sexto Mux <text:span text:style-name="T23">irá decidir qual o próximo endereço de instrução o PC irá acessar.</text:span></text:p>
      <text:p text:style-name="P28"/>
      <text:p text:style-name="P29">b) <text:span text:style-name="T24">O registrador A ajuda para o deslocamento de endereço do PC seja realizado sem atrapalhar a execução da operação da ULA com o dado que sai do bloco de registradores. O registrador B irá auxiliar na execução de instrução onde um dado deve ser armazenado na memória. Os registradores de instrução e de dados irá auxiliar para que o bloco de controle altere os sinais enviados para os componentes apenas quando estamos acessando uma instrução já que a memória de instrução e de dados é uma só, assim ele sabe quando é uma nova instrução ou apenas um acesso a um dado da memória. O alu_out irá ajudar pelo fato de termos apenas uma ULA, com ele conseguimos fazer o deslocamento de endereços do PC e ainda receber o dado resultante de uma instrução para enviar a memória ou para o bloco de registradores novamente.</text:span></text:p>
      <text:p text:style-name="P15"/>
      <text:p text:style-name="P15"/>
      <text:p text:style-name="P14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30T14:09:19.367857591</meta:creation-date>
    <dc:date>2017-05-01T15:35:25.342534892</dc:date>
    <meta:editing-duration>PT5H55M10S</meta:editing-duration>
    <meta:editing-cycles>46</meta:editing-cycles>
    <meta:generator>LibreOffice/5.3.1.2$Linux_X86_64 LibreOffice_project/30m0$Build-2</meta:generator>
    <meta:document-statistic meta:table-count="1" meta:image-count="0" meta:object-count="0" meta:page-count="3" meta:paragraph-count="74" meta:word-count="883" meta:character-count="4417" meta:non-whitespace-character-count="3539"/>
  </office:meta>
</office:document-meta>
</file>